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uriel" svg:font-family="Curiel"/>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21cm" table:align="margins" fo:keep-with-next="always" style:writing-mode="lr-tb"/>
    </style:style>
    <style:style style:name="Table1.A" style:family="table-column">
      <style:table-column-properties style:column-width="5.308cm" style:rel-column-width="21845*"/>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921cm" table:align="margins" style:writing-mode="lr-tb"/>
    </style:style>
    <style:style style:name="Table2.A" style:family="table-column">
      <style:table-column-properties style:column-width="2.653cm" style:rel-column-width="10922*"/>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10000">
      <style:table-cell-properties style:vertical-align="middle" fo:background-color="transparent" fo:padding="0cm" fo:border="none" style:writing-mode="page">
        <style:background-image/>
      </style:table-cell-properties>
    </style:style>
    <style:style style:name="Table2.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B1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master-page-name="">
      <style:table-properties style:width="15.921cm" style:page-number="auto"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2.653cm" style:rel-column-width="10922*"/>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4" style:family="table" style:master-page-name="">
      <style:table-properties style:width="15.921cm" style:page-number="auto"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2.653cm" style:rel-column-width="10922*"/>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transparent" fo:padding="0cm" fo:border="none" style:writing-mode="page">
        <style:background-image/>
      </style:table-cell-properties>
    </style:style>
    <style:style style:name="Table4.B2" style:family="table-cell" style:data-style-name="N10000">
      <style:table-cell-properties style:vertical-align="middle" fo:background-color="transparent" fo:padding="0cm" fo:border="none"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f7e36" officeooo:paragraph-rsid="000f7e36"/>
    </style:style>
    <style:style style:name="P4" style:family="paragraph" style:parent-style-name="Standard">
      <style:text-properties officeooo:rsid="0022cea9" officeooo:paragraph-rsid="0022cea9"/>
    </style:style>
    <style:style style:name="P5" style:family="paragraph" style:parent-style-name="Standard">
      <style:text-properties officeooo:rsid="002ce3f5" officeooo:paragraph-rsid="006e8c09"/>
    </style:style>
    <style:style style:name="P6" style:family="paragraph" style:parent-style-name="Standard">
      <style:text-properties officeooo:rsid="004122ba" officeooo:paragraph-rsid="004122ba"/>
    </style:style>
    <style:style style:name="P7" style:family="paragraph" style:parent-style-name="Standard">
      <style:text-properties officeooo:rsid="0046c063" officeooo:paragraph-rsid="0046c063"/>
    </style:style>
    <style:style style:name="P8" style:family="paragraph" style:parent-style-name="Standard">
      <style:paragraph-properties style:writing-mode="lr-tb"/>
      <style:text-properties officeooo:rsid="0046c063" officeooo:paragraph-rsid="004c15f0"/>
    </style:style>
    <style:style style:name="P9" style:family="paragraph" style:parent-style-name="Standard">
      <style:text-properties officeooo:rsid="005c292e" officeooo:paragraph-rsid="005c292e"/>
    </style:style>
    <style:style style:name="P10" style:family="paragraph" style:parent-style-name="Standard">
      <style:text-properties officeooo:rsid="005efbfa" officeooo:paragraph-rsid="005efbfa"/>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8a23" officeooo:paragraph-rsid="00318a2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8a23" officeooo:paragraph-rsid="00318a2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paragraph-rsid="00645800"/>
    </style:style>
    <style:style style:name="P15" style:family="paragraph" style:parent-style-name="Standard">
      <style:text-properties officeooo:rsid="006961be" officeooo:paragraph-rsid="007db765"/>
    </style:style>
    <style:style style:name="P16" style:family="paragraph" style:parent-style-name="Standard">
      <style:text-properties officeooo:rsid="006961be" officeooo:paragraph-rsid="007eb5ec"/>
    </style:style>
    <style:style style:name="P17" style:family="paragraph" style:parent-style-name="Standard">
      <style:text-properties officeooo:rsid="006e8c09" officeooo:paragraph-rsid="006e8c09"/>
    </style:style>
    <style:style style:name="P18" style:family="paragraph" style:parent-style-name="Standard">
      <style:paragraph-properties style:writing-mode="lr-tb"/>
      <style:text-properties officeooo:paragraph-rsid="00708dc4"/>
    </style:style>
    <style:style style:name="P19" style:family="paragraph" style:parent-style-name="Standard">
      <style:paragraph-properties style:writing-mode="lr-tb"/>
      <style:text-properties officeooo:rsid="00708dc4" officeooo:paragraph-rsid="00708dc4"/>
    </style:style>
    <style:style style:name="P20" style:family="paragraph" style:parent-style-name="Standard">
      <style:paragraph-properties style:writing-mode="lr-tb"/>
      <style:text-properties officeooo:paragraph-rsid="0072177f"/>
    </style:style>
    <style:style style:name="P21" style:family="paragraph" style:parent-style-name="Standard">
      <style:text-properties officeooo:paragraph-rsid="008349d0"/>
    </style:style>
    <style:style style:name="P22" style:family="paragraph" style:parent-style-name="Heading_20_1" style:master-page-name="Standard">
      <style:paragraph-properties fo:text-align="center" style:justify-single-word="false" style:page-number="1"/>
    </style:style>
    <style:style style:name="P23" style:family="paragraph" style:parent-style-name="Heading_20_3" style:list-style-name="WWNum1"/>
    <style:style style:name="P24" style:family="paragraph" style:parent-style-name="Heading_20_3" style:list-style-name="WWNum1">
      <style:text-properties officeooo:paragraph-rsid="004122ba"/>
    </style:style>
    <style:style style:name="P25" style:family="paragraph" style:parent-style-name="Heading_20_3">
      <style:text-properties officeooo:paragraph-rsid="008eac41"/>
    </style:style>
    <style:style style:name="P26" style:family="paragraph" style:parent-style-name="Standard">
      <style:paragraph-properties style:writing-mode="lr-tb"/>
      <style:text-properties officeooo:paragraph-rsid="0072177f"/>
    </style:style>
    <style:style style:name="P27" style:family="paragraph" style:parent-style-name="Standard">
      <style:text-properties officeooo:paragraph-rsid="008876cf"/>
    </style:style>
    <style:style style:name="P28" style:family="paragraph" style:parent-style-name="Standard">
      <style:text-properties officeooo:paragraph-rsid="008ca842"/>
    </style:style>
    <style:style style:name="P29" style:family="paragraph" style:parent-style-name="Standard">
      <style:text-properties officeooo:paragraph-rsid="008d0664"/>
    </style:style>
    <style:style style:name="P30" style:family="paragraph" style:parent-style-name="Standard">
      <style:text-properties officeooo:paragraph-rsid="0060bd96"/>
    </style:style>
    <style:style style:name="P31" style:family="paragraph" style:parent-style-name="Standard">
      <style:text-properties officeooo:rsid="005d92e5" officeooo:paragraph-rsid="005d92e5"/>
    </style:style>
    <style:style style:name="P32" style:family="paragraph" style:parent-style-name="Standard">
      <style:paragraph-properties style:writing-mode="lr-tb"/>
      <style:text-properties officeooo:paragraph-rsid="00508729"/>
    </style:style>
    <style:style style:name="P33" style:family="paragraph" style:parent-style-name="Standard">
      <style:text-properties officeooo:rsid="006e8c09" officeooo:paragraph-rsid="006e8c09"/>
    </style:style>
    <style:style style:name="P34" style:family="paragraph" style:parent-style-name="Standard">
      <loext:graphic-properties draw:fill-gradient-name="gradient" draw:fill-hatch-name="hatch"/>
      <style:paragraph-properties fo:margin-top="0.166cm" fo:margin-bottom="0.109cm" style:contextual-spacing="false" fo:line-height="100%" fo:text-align="center" style:justify-single-word="false" style:writing-mode="lr-tb"/>
      <style:text-properties fo:color="#000000" loext:opacity="100%" style:text-outline="false" style:text-line-through-style="none" style:text-line-through-type="none" style:font-name="Curiel" fo:font-size="10.5pt" fo:font-style="normal" fo:text-shadow="none" style:text-underline-style="none" fo:font-weight="normal" officeooo:paragraph-rsid="00508729"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normal" officeooo:rsid="005d92e5" officeooo:paragraph-rsid="005d92e5"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normal" officeooo:rsid="005d92e5" officeooo:paragraph-rsid="0060bd96"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Standard">
      <loext:graphic-properties draw:fill-gradient-name="gradient" draw:fill-hatch-name="hatch"/>
      <style:paragraph-properties fo:margin-top="0.166cm" fo:margin-bottom="0.109cm" style:contextual-spacing="false" fo:line-height="100%" fo:text-align="center" style:justify-single-word="false" style:writing-mode="lr-tb"/>
      <style:text-properties fo:color="#000000" loext:opacity="100%" style:text-outline="false" style:text-line-through-style="none" style:text-line-through-type="none" style:font-name="Curiel" fo:font-size="10.5pt" fo:font-style="normal" fo:text-shadow="none" style:text-underline-style="none" fo:font-weight="bold" officeooo:paragraph-rsid="00508729" style:font-size-asian="10.5pt" style:font-style-asian="normal" style:font-weight-asian="bold" style:font-size-complex="10.5pt" style:font-style-complex="normal" style:font-weight-complex="bold" style:text-overline-style="none" style:text-overline-color="font-color"/>
    </style:style>
    <style:style style:name="P38"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bold" officeooo:rsid="005d92e5" officeooo:paragraph-rsid="005d92e5" style:font-size-asian="10.5pt" style:font-style-asian="normal" style:font-weight-asian="bold" style:font-size-complex="10.5pt" style:font-style-complex="normal" style:font-weight-complex="bold" style:text-overline-style="none" style:text-overline-color="font-color"/>
    </style:style>
    <style:style style:name="P39"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bold" officeooo:rsid="005d92e5" officeooo:paragraph-rsid="0060bd96" style:font-size-asian="10.5pt" style:font-style-asian="normal" style:font-weight-asian="bold" style:font-size-complex="10.5pt" style:font-style-complex="normal" style:font-weight-complex="bold" style:text-overline-style="none" style:text-overline-color="font-color"/>
    </style:style>
    <style:style style:name="P40" style:family="paragraph" style:parent-style-name="Table">
      <style:paragraph-properties fo:keep-with-next="always"/>
    </style:style>
    <style:style style:name="T1" style:family="text">
      <style:text-properties fo:font-style="italic" style:font-style-asian="italic" style:font-style-complex="italic"/>
    </style:style>
    <style:style style:name="T2" style:family="text">
      <style:text-properties fo:font-style="italic" officeooo:rsid="001c4aed" style:font-style-asian="italic" style:font-style-complex="italic"/>
    </style:style>
    <style:style style:name="T3" style:family="text">
      <style:text-properties fo:font-style="italic" officeooo:rsid="0052a66f" style:font-style-asian="italic" style:font-style-complex="italic"/>
    </style:style>
    <style:style style:name="T4" style:family="text">
      <style:text-properties fo:font-style="italic" officeooo:rsid="004f6950" style:font-style-asian="italic" style:font-style-complex="italic"/>
    </style:style>
    <style:style style:name="T5" style:family="text">
      <style:text-properties fo:font-style="italic" officeooo:rsid="00508729" style:font-style-asian="italic" style:font-style-complex="italic"/>
    </style:style>
    <style:style style:name="T6" style:family="text">
      <style:text-properties fo:font-style="italic" officeooo:rsid="00334942" style:font-style-asian="italic" style:font-style-complex="italic"/>
    </style:style>
    <style:style style:name="T7" style:family="text">
      <style:text-properties fo:font-style="italic" officeooo:rsid="005c292e" style:font-style-asian="italic" style:font-style-complex="italic"/>
    </style:style>
    <style:style style:name="T8" style:family="text">
      <style:text-properties fo:font-style="italic" officeooo:rsid="0099d80b" style:font-style-asian="italic" style:font-style-complex="italic"/>
    </style:style>
    <style:style style:name="T9" style:family="text">
      <style:text-properties fo:font-style="italic" officeooo:rsid="0060bd96" style:font-style-asian="italic" style:font-style-complex="italic"/>
    </style:style>
    <style:style style:name="T10" style:family="text">
      <style:text-properties officeooo:rsid="000ec2ff"/>
    </style:style>
    <style:style style:name="T11" style:family="text">
      <style:text-properties officeooo:rsid="0012930f"/>
    </style:style>
    <style:style style:name="T12" style:family="text">
      <style:text-properties officeooo:rsid="0017e191"/>
    </style:style>
    <style:style style:name="T13" style:family="text">
      <style:text-properties officeooo:rsid="0017e593"/>
    </style:style>
    <style:style style:name="T14" style:family="text">
      <style:text-properties officeooo:rsid="001a9673"/>
    </style:style>
    <style:style style:name="T15" style:family="text">
      <style:text-properties officeooo:rsid="001b7e62"/>
    </style:style>
    <style:style style:name="T16" style:family="text">
      <style:text-properties officeooo:rsid="001c4aed"/>
    </style:style>
    <style:style style:name="T17" style:family="text">
      <style:text-properties officeooo:rsid="001f142c"/>
    </style:style>
    <style:style style:name="T18" style:family="text">
      <style:text-properties officeooo:rsid="0023c0af"/>
    </style:style>
    <style:style style:name="T19" style:family="text">
      <style:text-properties officeooo:rsid="00247f1a"/>
    </style:style>
    <style:style style:name="T20" style:family="text">
      <style:text-properties officeooo:rsid="00285dfd"/>
    </style:style>
    <style:style style:name="T21" style:family="text">
      <style:text-properties officeooo:rsid="0029052f"/>
    </style:style>
    <style:style style:name="T22" style:family="text">
      <style:text-properties officeooo:rsid="002a9e6d"/>
    </style:style>
    <style:style style:name="T23" style:family="text">
      <style:text-properties officeooo:rsid="00334942"/>
    </style:style>
    <style:style style:name="T24" style:family="text">
      <style:text-properties officeooo:rsid="0035a29a"/>
    </style:style>
    <style:style style:name="T25" style:family="text">
      <style:text-properties officeooo:rsid="003753f9"/>
    </style:style>
    <style:style style:name="T26" style:family="text">
      <style:text-properties officeooo:rsid="003e035a"/>
    </style:style>
    <style:style style:name="T27" style:family="text">
      <style:text-properties officeooo:rsid="0042d273"/>
    </style:style>
    <style:style style:name="T28" style:family="text">
      <style:text-properties officeooo:rsid="0045101e"/>
    </style:style>
    <style:style style:name="T29" style:family="text">
      <style:text-properties officeooo:rsid="004624ae"/>
    </style:style>
    <style:style style:name="T30" style:family="text">
      <style:text-properties officeooo:rsid="004be694"/>
    </style:style>
    <style:style style:name="T31" style:family="text">
      <style:text-properties fo:font-style="normal" officeooo:rsid="004be694" style:font-style-asian="normal" style:font-style-complex="normal"/>
    </style:style>
    <style:style style:name="T32" style:family="text">
      <style:text-properties fo:font-style="normal" officeooo:rsid="004c15f0" style:font-style-asian="normal" style:font-style-complex="normal"/>
    </style:style>
    <style:style style:name="T33" style:family="text">
      <style:text-properties fo:font-style="normal" officeooo:rsid="004f6950" style:font-style-asian="normal" style:font-style-complex="normal"/>
    </style:style>
    <style:style style:name="T34" style:family="text">
      <style:text-properties fo:font-style="normal" officeooo:rsid="0050dfe4" style:font-style-asian="normal" style:font-style-complex="normal"/>
    </style:style>
    <style:style style:name="T35" style:family="text">
      <style:text-properties fo:font-style="normal" officeooo:rsid="0052a66f" style:font-style-asian="normal" style:font-style-complex="normal"/>
    </style:style>
    <style:style style:name="T36" style:family="text">
      <style:text-properties fo:font-style="normal" officeooo:rsid="005c292e" style:font-style-asian="normal" style:font-style-complex="normal"/>
    </style:style>
    <style:style style:name="T37" style:family="text">
      <style:text-properties fo:font-style="normal" officeooo:rsid="005c3151" style:font-style-asian="normal" style:font-style-complex="normal"/>
    </style:style>
    <style:style style:name="T38" style:family="text">
      <style:text-properties fo:font-style="normal" officeooo:rsid="00779555" style:font-style-asian="normal" style:font-style-complex="normal"/>
    </style:style>
    <style:style style:name="T39" style:family="text">
      <style:text-properties fo:font-style="normal" officeooo:rsid="0078cd2c" style:font-style-asian="normal" style:font-style-complex="normal"/>
    </style:style>
    <style:style style:name="T40" style:family="text">
      <style:text-properties fo:font-style="normal" officeooo:rsid="00508729" style:font-style-asian="normal" style:font-style-complex="normal"/>
    </style:style>
    <style:style style:name="T41" style:family="text">
      <style:text-properties officeooo:rsid="004c15f0"/>
    </style:style>
    <style:style style:name="T42" style:family="text">
      <style:text-properties officeooo:rsid="0052a66f"/>
    </style:style>
    <style:style style:name="T43" style:family="text">
      <style:text-properties officeooo:rsid="005c292e"/>
    </style:style>
    <style:style style:name="T44" style:family="text">
      <style:text-properties officeooo:rsid="0060bd96"/>
    </style:style>
    <style:style style:name="T45" style:family="text">
      <style:text-properties officeooo:rsid="00645800"/>
    </style:style>
    <style:style style:name="T46" style:family="text">
      <style:text-properties officeooo:rsid="00656b15"/>
    </style:style>
    <style:style style:name="T47" style:family="text">
      <style:text-properties officeooo:rsid="006b04e5"/>
    </style:style>
    <style:style style:name="T48" style:family="text">
      <style:text-properties officeooo:rsid="006c7dd5"/>
    </style:style>
    <style:style style:name="T49" style:family="text">
      <style:text-properties officeooo:rsid="006e8c09"/>
    </style:style>
    <style:style style:name="T50" style:family="text">
      <style:text-properties officeooo:rsid="006e972b"/>
    </style:style>
    <style:style style:name="T51" style:family="text">
      <style:text-properties officeooo:rsid="0072177f"/>
    </style:style>
    <style:style style:name="T52" style:family="text">
      <style:text-properties officeooo:rsid="0075c538"/>
    </style:style>
    <style:style style:name="T53" style:family="text">
      <style:text-properties officeooo:rsid="007765c5"/>
    </style:style>
    <style:style style:name="T54" style:family="text">
      <style:text-properties officeooo:rsid="007a894c"/>
    </style:style>
    <style:style style:name="T55" style:family="text">
      <style:text-properties officeooo:rsid="007bc6b4"/>
    </style:style>
    <style:style style:name="T56" style:family="text">
      <style:text-properties officeooo:rsid="007efb40"/>
    </style:style>
    <style:style style:name="T57" style:family="text">
      <style:text-properties officeooo:rsid="008168b7"/>
    </style:style>
    <style:style style:name="T58" style:family="text">
      <style:text-properties officeooo:rsid="00839510"/>
    </style:style>
    <style:style style:name="T59" style:family="text">
      <style:text-properties officeooo:rsid="00844874"/>
    </style:style>
    <style:style style:name="T60" style:family="text">
      <style:text-properties officeooo:rsid="0084a63e"/>
    </style:style>
    <style:style style:name="T61" style:family="text">
      <style:text-properties officeooo:rsid="0085a18b"/>
    </style:style>
    <style:style style:name="T62" style:family="text">
      <style:text-properties officeooo:rsid="00860bc7"/>
    </style:style>
    <style:style style:name="T63" style:family="text">
      <style:text-properties officeooo:rsid="0088b9c0"/>
    </style:style>
    <style:style style:name="T64" style:family="text">
      <style:text-properties officeooo:rsid="00891f4f"/>
    </style:style>
    <style:style style:name="T65" style:family="text">
      <style:text-properties officeooo:rsid="00896186"/>
    </style:style>
    <style:style style:name="T66" style:family="text">
      <style:text-properties officeooo:rsid="008b0293"/>
    </style:style>
    <style:style style:name="T67" style:family="text">
      <style:text-properties officeooo:rsid="008ca842"/>
    </style:style>
    <style:style style:name="T68" style:family="text">
      <style:text-properties officeooo:rsid="008d0664"/>
    </style:style>
    <style:style style:name="T69" style:family="text">
      <style:text-properties officeooo:rsid="004122ba"/>
    </style:style>
    <style:style style:name="T70" style:family="text">
      <style:text-properties officeooo:rsid="00924a19"/>
    </style:style>
    <style:style style:name="T71" style:family="text">
      <style:text-properties officeooo:rsid="0092be03"/>
    </style:style>
    <style:style style:name="T72" style:family="text">
      <style:text-properties officeooo:rsid="00939d93"/>
    </style:style>
    <style:style style:name="T73" style:family="text">
      <style:text-properties officeooo:rsid="0096aa73"/>
    </style:style>
    <style:style style:name="T74" style:family="text">
      <style:text-properties officeooo:rsid="0098551b"/>
    </style:style>
    <style:style style:name="T75" style:family="text">
      <style:text-properties officeooo:rsid="0099d8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mporal Dynamics in the <text:span text:style-name="T47">internal citations of the</text:span> Stanford Encyclopedia of Philosophy</text:h>
      <text:p text:style-name="P2"><text:span text:style-name="T10">Luca Scotti</text:span>, Digital Humanities and Digital Knowledge, 0001057949</text:p>
      <text:p text:style-name="P3"/>
      <text:list xml:id="list3660211014" text:style-name="WWNum1">
        <text:list-item>
          <text:h text:style-name="P23" text:outline-level="3">Introduction</text:h>
        </text:list-item>
      </text:list>
      <text:p text:style-name="Standard">The research outlined in this report centers on the <text:span text:style-name="T12">domains</text:span> of metascience and scientometrics applied to academic knowledge dissemination, with a specific focus on <text:span text:style-name="T14">the </text:span>Stanford Encyclopedia of Philosophy (SEP). <text:span text:style-name="T13">The latter</text:span> is an online encyclopedia maintained by the Metaphysics Research Lab at Stanford University. <text:span text:style-name="T14">It</text:span> provides authoritative and comprehensive coverage of philosophy topics <text:span text:style-name="T13">such as</text:span> metaphysics, epistemology, ethics, political philosophy, philosophy of science, philosophy of mind, and more. <text:span text:style-name="T65">Exploiting</text:span> <text:span text:style-name="T14">a large dataset</text:span> provided by the Colorado Index of Complex Networks<text:note text:id="ftn1" text:note-class="footnote"><text:note-citation>1</text:note-citation><text:note-body><text:p text:style-name="Footnote">https://icon.colorado.edu/#!/</text:p></text:note-body></text:note> (ICON) and analysing the temporal evolution of SEP article citation network, <text:span text:style-name="T65">the</text:span> aim <text:span text:style-name="T65">of the study is</text:span> to elucidate how the structure and dynamics of this academic knowledge network <text:span text:style-name="T65">has</text:span> evolved over two decades. <text:span text:style-name="T65">Moreover the results are confronted with the recent development</text:span><text:span text:style-name="T66">s</text:span><text:span text:style-name="T65"> </text:span><text:span text:style-name="T66">in</text:span><text:span text:style-name="T65"> philosophy trends.</text:span></text:p>
      <text:list xml:id="list223209472771214" text:continue-numbering="true" text:style-name="WWNum1">
        <text:list-item>
          <text:h text:style-name="P23" text:outline-level="3"><text:span text:style-name="T16">P</text:span>roblem and Motivation</text:h>
        </text:list-item>
      </text:list>
      <text:p text:style-name="Standard">The overarching problems we aim to address revolve around understanding the temporal dynamics of <text:span text:style-name="T16">connections among topics</text:span> within the SEP article <text:span text:style-name="T2">information </text:span><text:span text:style-name="T1">citation</text:span> network. Specifically, <text:span text:style-name="T16">it is expected that the connections vary in time</text:span>. These problems are of significant importance for <text:span text:style-name="T11">at least two</text:span> reasons. Firstly, they contribute to our broader understanding of how <text:span text:style-name="T17">this specific </text:span>academic knowledge network evolve<text:span text:style-name="T48">s</text:span> over time, reflecting shifts in scholarly attention and discourse trends within the field of <text:span text:style-name="T15">academic</text:span> philosophy. Secondly, insights gained from this analysis <text:span text:style-name="T15">might </text:span>have practical implications, informing strategies for navigating and engaging with the vast body of philosophical literature encapsulated within the SEP. </text:p>
      <text:list xml:id="list223211552165907" text:continue-numbering="true" text:style-name="WWNum1">
        <text:list-item>
          <text:h text:style-name="P23" text:outline-level="3"><text:span text:style-name="T11">D</text:span>atasets</text:h>
        </text:list-item>
      </text:list>
      <text:p text:style-name="P4"><text:span text:style-name="T18">As outlined in the initial section, the raw data utilized for this study were </text:span><text:span text:style-name="T48">accessed throught</text:span><text:span text:style-name="T18"> the ICON </text:span><text:span text:style-name="T19">website</text:span><text:span text:style-name="T18">. T</text:span><text:span text:style-name="T19">he latter</text:span><text:span text:style-name="T18"> serves as a comprehensive index of high-quality research network datasets curated by volunteer experts affiliated with Prof. Aaron Clauset's research group at the University of Colorado Boulder. The chosen dataset, housed within a GitHub repository</text:span><text:span text:style-name="T18"><text:note text:id="ftn2" text:note-class="footnote"><text:note-citation>2</text:note-citation><text:note-body><text:p text:style-name="Footnote">https://github.com/adamdedwards/sep-graph</text:p></text:note-body></text:note></text:span><text:span text:style-name="T18">, aims to depict citation relationships among SEP (Stanford Encyclopedia of Philosophy) articles spanning from 1998 to 2018. For every year within this time frame, </text:span><text:span text:style-name="T21">four</text:span><text:span text:style-name="T18"> snapshot network</text:span><text:span text:style-name="T48">s</text:span><text:span text:style-name="T18"> </text:span><text:span text:style-name="T21">(one for each season)</text:span><text:span text:style-name="T18"> </text:span><text:span text:style-name="T48">are</text:span><text:span text:style-name="T18"> represented in edge list format </text:span><text:span text:style-name="T20">and</text:span><text:span text:style-name="T18"> stored </text:span><text:span text:style-name="T20">as</text:span><text:span text:style-name="T18"> CSV file</text:span><text:span text:style-name="T48">s</text:span><text:span text:style-name="T18">. Each file comprises two columns: one for </text:span><text:span text:style-name="T48">the </text:span><text:span text:style-name="T18">source nodes and the other for </text:span><text:span text:style-name="T48">the </text:span><text:soft-page-break/><text:span text:style-name="T18">target nodes</text:span><text:span text:style-name="T20">. The collected data forms a temporal sequence of directed and unweighted graphs. </text:span><text:span text:style-name="T48">To develop the analysis on a representative sample</text:span><text:span text:style-name="T20">, </text:span><text:span text:style-name="T22">data</text:span><text:span text:style-name="T20"> </text:span><text:span text:style-name="T48">for</text:span><text:span text:style-name="T20"> </text:span><text:span text:style-name="T48">one</text:span><text:span text:style-name="T20"> season was chosen for every five-year interval, </text:span><text:span text:style-name="T48">specifically the spring one</text:span><text:span text:style-name="T20">. Five snapshots are </text:span><text:span text:style-name="T48">hence</text:span><text:span text:style-name="T20"> considered</text:span><text:span text:style-name="T22">: springs of 1998, 2003, 2008, 2013 and 2018. </text:span></text:p>
      <text:p text:style-name="P5">To process and manipulate this data into graph structures, the Python librar<text:span text:style-name="T23">ies</text:span> <text:span text:style-name="T1">NetworkX</text:span> <text:span text:style-name="T23">and </text:span><text:span text:style-name="T6">Pandas</text:span> w<text:span text:style-name="T23">ere</text:span> utilized<text:note text:id="ftn0" text:note-class="footnote"><text:note-citation>3</text:note-citation><text:note-body><text:p text:style-name="Footnote">https://github.com/ljutach/SEP_Dynamics_network_analysis</text:p></text:note-body></text:note>. </text:p>
      <text:p text:style-name="P5">More specifically, <text:span text:style-name="T49">in this datasets, the couple of nodes (u, v) specified on each row represents one of the hyperlinks displayed at the bottom of each SEP article page (encyclopedia entry).</text:span></text:p>
      <text:p text:style-name="P17">Naturally the networks grow in time (Table 1).</text:p>
      <text:p text:style-name="P17"/>
      <text:p text:style-name="P40">Table <text:sequence text:ref-name="refTable0" text:name="Table" text:formula="ooow:Table+1" style:num-format="1">1</text:sequence>: Number of nodes and edges of each graph</text:p>
      <table:table table:name="Table1" table:style-name="Table1" table:template-name="Academic">
        <table:table-column table:style-name="Table1.A" table:number-columns-repeated="3"/>
        <table:table-header-rows>
          <table:table-row>
            <table:table-cell table:style-name="Table1.A1" office:value-type="string">
              <text:p text:style-name="P12">Network</text:p>
            </table:table-cell>
            <table:table-cell table:style-name="Table1.A1" office:value-type="string">
              <text:p text:style-name="P13">Number of nodes</text:p>
            </table:table-cell>
            <table:table-cell table:style-name="Table1.A1" office:value-type="string">
              <text:p text:style-name="P13">Number of edges</text:p>
            </table:table-cell>
          </table:table-row>
        </table:table-header-rows>
        <table:table-row>
          <table:table-cell table:style-name="Table1.A2" office:value-type="string">
            <text:p text:style-name="P11">spring_1998</text:p>
          </table:table-cell>
          <table:table-cell table:style-name="Table1.B2" office:value-type="float" office:value="50">
            <text:p text:style-name="P11">50</text:p>
          </table:table-cell>
          <table:table-cell table:style-name="Table1.B2" office:value-type="float" office:value="91">
            <text:p text:style-name="P11">91</text:p>
          </table:table-cell>
        </table:table-row>
        <table:table-row>
          <table:table-cell table:style-name="Table1.A2" office:value-type="string">
            <text:p text:style-name="P11">spring_2003</text:p>
          </table:table-cell>
          <table:table-cell table:style-name="Table1.B2" office:value-type="float" office:value="398">
            <text:p text:style-name="P11">398</text:p>
          </table:table-cell>
          <table:table-cell table:style-name="Table1.B2" office:value-type="float" office:value="1409">
            <text:p text:style-name="P11">1409</text:p>
          </table:table-cell>
        </table:table-row>
        <table:table-row>
          <table:table-cell table:style-name="Table1.A2" office:value-type="string">
            <text:p text:style-name="P11">spring_2008</text:p>
          </table:table-cell>
          <table:table-cell table:style-name="Table1.B2" office:value-type="float" office:value="984">
            <text:p text:style-name="P11">984</text:p>
          </table:table-cell>
          <table:table-cell table:style-name="Table1.B2" office:value-type="float" office:value="6605">
            <text:p text:style-name="P11">6605</text:p>
          </table:table-cell>
        </table:table-row>
        <table:table-row>
          <table:table-cell table:style-name="Table1.A2" office:value-type="string">
            <text:p text:style-name="P11">spring_2013</text:p>
          </table:table-cell>
          <table:table-cell table:style-name="Table1.B2" office:value-type="float" office:value="1353">
            <text:p text:style-name="P11">1353</text:p>
          </table:table-cell>
          <table:table-cell table:style-name="Table1.B2" office:value-type="float" office:value="11861">
            <text:p text:style-name="P11">11861</text:p>
          </table:table-cell>
        </table:table-row>
        <table:table-row>
          <table:table-cell table:style-name="Table1.A6" office:value-type="string">
            <text:p text:style-name="P11">spring_2018</text:p>
          </table:table-cell>
          <table:table-cell table:style-name="Table1.B6" office:value-type="float" office:value="1591">
            <text:p text:style-name="P11">1591</text:p>
          </table:table-cell>
          <table:table-cell table:style-name="Table1.B6" office:value-type="float" office:value="15781">
            <text:p text:style-name="P11">15781</text:p>
          </table:table-cell>
        </table:table-row>
      </table:table>
      <text:p text:style-name="Table"/>
      <text:list xml:id="list223210161089801" text:continue-numbering="true" text:style-name="WWNum1">
        <text:list-item>
          <text:h text:style-name="P23" text:outline-level="3"><text:span text:style-name="T11">V</text:span>alidity and Reliability</text:h>
        </text:list-item>
      </text:list>
      <text:p text:style-name="P18"><text:span text:style-name="T24">I</text:span>CON serves primarily as an index of real-world complex network datasets rather than a repository. The datasets themselves are always hosted elsewhere. <text:span text:style-name="T25">In this case</text:span> on a public GitHub repository managed by Adam Edwards, <text:span text:style-name="T50">at the time a</text:span> graduate student <text:span text:style-name="T50">in</text:span> the University of Illinois. </text:p>
      <text:p text:style-name="P19">In <text:span text:style-name="T74">this</text:span> specific case, the evaluation of the validity of the model is quite elementary. The source and target couples are just a replica of a part of each SEP article, hence <text:span text:style-name="T51">the model is a valid representation of SEP contents.</text:span></text:p>
      <text:p text:style-name="P20"><text:span text:style-name="T51">Analysing the dynamics through a sample in time should not affect the reproducibility of the study as long as the sample is actually representative. With a different (representative) sample <text:s/>or analysing the whole set, structural aspects of the results are expected to be in line with those of the present study.</text:span></text:p>
      <text:p text:style-name="P20">Lastly, due to the significant differences in the number of nodes and connections among the five reference graphs, <text:span text:style-name="T51">applied centrality measure are not directly comparable.</text:span></text:p>
      <text:p text:style-name="P20"><text:span text:style-name="T51">Actually the study does not rely on direct comparisons, </text:span><text:span text:style-name="T52">nonetheless a normalization has been applied in order to make values more comparable.</text:span></text:p>
      <text:list xml:id="list223210215709398" text:continue-numbering="true" text:style-name="WWNum1">
        <text:list-item>
          <text:h text:style-name="P24" text:outline-level="3"><text:span text:style-name="T11">M</text:span>easures and Results</text:h>
        </text:list-item>
      </text:list>
      <text:p text:style-name="P27">To evaluate the temporal dynamics of the SEP, we computed various centrality measures <text:span text:style-name="T28">in order </text:span>to isolate the most prominent and influential nodes within each network. <text:span text:style-name="T52">T</text:span>he output of <text:span text:style-name="T1">NetworkX</text:span> functions <text:span text:style-name="T29">calculating centrality measures</text:span> was restricted to the ten nodes <text:span text:style-name="T52">with </text:span><text:soft-page-break/><text:span text:style-name="T52">largest values</text:span> <text:span text:style-name="T29">for each graph</text:span>. Additionally, to emphasize meaningful temporal trends we only consider nodes that appear in multiple years<text:span text:style-name="T30">. </text:span><text:span text:style-name="T41">T</text:span><text:span text:style-name="T29">he </text:span><text:span text:style-name="T41">specific </text:span><text:span text:style-name="T29">measures applied were </text:span><text:span text:style-name="T26">degree centrality, betweenness centrality, and eigenvector centrality. </text:span></text:p>
      <text:h text:style-name="P25" text:outline-level="3"><text:span text:style-name="T69">5.1 Degree centrality</text:span></text:h>
      <text:p text:style-name="P6">Degree centrality is a measure that quantifies the importance of a node within a network based on <text:span text:style-name="T53">the</text:span> number of direct connections <text:span text:style-name="T53">it is involved in</text:span>. Nodes with higher degree centrality values are considered more “<text:span text:style-name="T53">central”</text:span>, indicating their significance in terms of connectivity within <text:span text:style-name="T53">a</text:span> network. This measure is calculated by assessing the ratio of the number of edges connected to a node to the total number of nodes minus one. Understanding degree centrality <text:span text:style-name="T27">can</text:span> <text:span text:style-name="T27">help to</text:span> comprehend how specific philosophical concepts or themes gain or lose importance over time.</text:p>
      <text:p text:style-name="P7">The analysis revealed that <text:span text:style-name="T30">c</text:span>ertain nodes maintain consistently high degree centrality values across multiple years, indicating their enduring <text:span text:style-name="T42">relevance</text:span> within the SEP <text:span text:style-name="T70">(Table 2)</text:span>.</text:p>
      <text:p text:style-name="P8"><text:span text:style-name="T30">N</text:span>odes like <text:span text:style-name="T1">russell</text:span> and <text:span text:style-name="T1">liberalism, </text:span><text:span text:style-name="T31">for instance, maintain </text:span><text:span text:style-name="T33">a relatively</text:span><text:span text:style-name="T31"> high degree centrality values across </text:span><text:span text:style-name="T33">each of the considered</text:span><text:span text:style-name="T31"> years, indicating their enduring influence</text:span><text:span text:style-name="T32">. However, despite achieving relatively high scores, there is a noticeable degree of fluctuation in their ranking position from year to year, suggesting changes in their prominence</text:span><text:span text:style-name="T33">. </text:span><text:span text:style-name="T35">O</text:span><text:span text:style-name="T33">ther nodes such as </text:span><text:span text:style-name="T3">f</text:span><text:span text:style-name="T4">rege</text:span><text:span text:style-name="T33"> and </text:span><text:span text:style-name="T3">a</text:span><text:span text:style-name="T4">ristotle</text:span><text:span text:style-name="T33">, although appearing in only two years respectively </text:span><text:span text:style-name="T36">(</text:span><text:span text:style-name="T7">frege</text:span><text:span text:style-name="T36"> in 1998 an 2008, while </text:span><text:span text:style-name="T7">aristotle</text:span><text:span text:style-name="T36"> in 2013 and 2018)</text:span><text:span text:style-name="T33">, also demonstrate high values, with the latter achieving the highest score in both of years.</text:span></text:p>
      <text:p text:style-name="P32"><text:span text:style-name="T40">Finally, nodes such as </text:span><text:span text:style-name="T5">aquinas</text:span><text:span text:style-name="T40"> and </text:span><text:span text:style-name="T5">medieval-philosophy</text:span><text:span text:style-name="T40"> exhibit a </text:span><text:span text:style-name="T34">significant</text:span><text:span text:style-name="T40"> increase in </text:span><text:span text:style-name="T39">their ranking position</text:span><text:span text:style-name="T40"> over the three years in which they are present </text:span><text:span text:style-name="T36">(</text:span><text:span text:style-name="T37">both</text:span><text:span text:style-name="T36"> from 2008 to 2018</text:span><text:span text:style-name="T37">)</text:span><text:span text:style-name="T40">, </text:span><text:span text:style-name="T38">displaying</text:span><text:span text:style-name="T40"> a </text:span><text:span text:style-name="T38">stable high</text:span><text:span text:style-name="T40"> connectivity.</text:span></text:p>
      <text:p text:style-name="P32"><text:span text:style-name="T40"/></text:p>
      <text:p text:style-name="P40">Table <text:sequence text:ref-name="refTable1" text:name="Table" text:formula="ooow:Table+1" style:num-format="1">2</text:sequence>: Degree centrality measures</text:p>
      <table:table table:name="Table2" table:style-name="Table2">
        <table:table-column table:style-name="Table2.A" table:number-columns-repeated="6"/>
        <table:table-header-rows>
          <table:table-row>
            <table:table-cell table:style-name="Table2.A1" office:value-type="string">
              <text:p text:style-name="P37">Node_Label</text:p>
            </table:table-cell>
            <table:table-cell table:style-name="Table2.A1" office:value-type="string">
              <text:p text:style-name="P37">1998</text:p>
            </table:table-cell>
            <table:table-cell table:style-name="Table2.A1" office:value-type="string">
              <text:p text:style-name="P37">2003</text:p>
            </table:table-cell>
            <table:table-cell table:style-name="Table2.A1" office:value-type="string">
              <text:p text:style-name="P37">2008</text:p>
            </table:table-cell>
            <table:table-cell table:style-name="Table2.A1" office:value-type="string">
              <text:p text:style-name="P37">2013</text:p>
            </table:table-cell>
            <table:table-cell table:style-name="Table2.A1" office:value-type="string">
              <text:p text:style-name="P37">2018</text:p>
            </table:table-cell>
          </table:table-row>
        </table:table-header-rows>
        <table:table-row>
          <table:table-cell table:style-name="Table2.A2" office:value-type="string">
            <text:p text:style-name="P34">russell</text:p>
          </table:table-cell>
          <table:table-cell table:style-name="Table2.B2" office:value-type="float" office:value="0">
            <text:p text:style-name="P34">0.34694</text:p>
          </table:table-cell>
          <table:table-cell table:style-name="Table2.B2" office:value-type="float" office:value="0">
            <text:p text:style-name="P34">0.07053</text:p>
          </table:table-cell>
          <table:table-cell table:style-name="Table2.B2" office:value-type="float" office:value="0">
            <text:p text:style-name="P34">0.06307</text:p>
          </table:table-cell>
          <table:table-cell table:style-name="Table2.B2" office:value-type="float" office:value="0">
            <text:p text:style-name="P34">0.05621</text:p>
          </table:table-cell>
          <table:table-cell table:style-name="Table2.B2" office:value-type="float" office:value="0">
            <text:p text:style-name="P34">0.05912</text:p>
          </table:table-cell>
        </table:table-row>
        <table:table-row>
          <table:table-cell table:style-name="Table2.A2" office:value-type="string">
            <text:p text:style-name="P34">liberalism</text:p>
          </table:table-cell>
          <table:table-cell table:style-name="Table2.B2" office:value-type="float" office:value="0">
            <text:p text:style-name="P34">0.18367</text:p>
          </table:table-cell>
          <table:table-cell table:style-name="Table2.B2" office:value-type="float" office:value="0">
            <text:p text:style-name="P34">0.07053</text:p>
          </table:table-cell>
          <table:table-cell table:style-name="Table2.B2" office:value-type="float" office:value="0">
            <text:p text:style-name="P34">0.05697</text:p>
          </table:table-cell>
          <table:table-cell table:style-name="Table2.B2" office:value-type="float" office:value="0">
            <text:p text:style-name="P34">0.05695</text:p>
          </table:table-cell>
          <table:table-cell table:style-name="Table2.B2" office:value-type="float" office:value="0">
            <text:p text:style-name="P34">0.05723</text:p>
          </table:table-cell>
        </table:table-row>
        <table:table-row>
          <table:table-cell table:style-name="Table2.A2" office:value-type="string">
            <text:p text:style-name="P34">medieval-philosophy</text:p>
          </table:table-cell>
          <table:table-cell table:style-name="Table2.B2">
            <text:p text:style-name="P34"/>
          </table:table-cell>
          <table:table-cell table:style-name="Table2.B2">
            <text:p text:style-name="P34"/>
          </table:table-cell>
          <table:table-cell table:style-name="Table2.B2" office:value-type="float" office:value="0">
            <text:p text:style-name="P34">0.09359</text:p>
          </table:table-cell>
          <table:table-cell table:style-name="Table2.B2" office:value-type="float" office:value="0">
            <text:p text:style-name="P34">0.08284</text:p>
          </table:table-cell>
          <table:table-cell table:style-name="Table2.B2" office:value-type="float" office:value="0">
            <text:p text:style-name="P34">0.0717</text:p>
          </table:table-cell>
        </table:table-row>
        <table:table-row>
          <table:table-cell table:style-name="Table2.A2" office:value-type="string">
            <text:p text:style-name="P34">aquinas</text:p>
          </table:table-cell>
          <table:table-cell table:style-name="Table2.B2">
            <text:p text:style-name="P34"/>
          </table:table-cell>
          <table:table-cell table:style-name="Table2.B2">
            <text:p text:style-name="P34"/>
          </table:table-cell>
          <table:table-cell table:style-name="Table2.B2" office:value-type="float" office:value="0">
            <text:p text:style-name="P34">0.06714</text:p>
          </table:table-cell>
          <table:table-cell table:style-name="Table2.B2" office:value-type="float" office:value="0">
            <text:p text:style-name="P34">0.05917</text:p>
          </table:table-cell>
          <table:table-cell table:style-name="Table2.B2" office:value-type="float" office:value="0">
            <text:p text:style-name="P34">0.05597</text:p>
          </table:table-cell>
        </table:table-row>
        <table:table-row>
          <table:table-cell table:style-name="Table2.A2" office:value-type="string">
            <text:p text:style-name="P34">rawls</text:p>
          </table:table-cell>
          <table:table-cell table:style-name="Table2.B2">
            <text:p text:style-name="P34"/>
          </table:table-cell>
          <table:table-cell table:style-name="Table2.B2">
            <text:p text:style-name="P34"/>
          </table:table-cell>
          <table:table-cell table:style-name="Table2.B2">
            <text:p text:style-name="P34"/>
          </table:table-cell>
          <table:table-cell table:style-name="Table2.B2" office:value-type="float" office:value="0">
            <text:p text:style-name="P34">0.06213</text:p>
          </table:table-cell>
          <table:table-cell table:style-name="Table2.B2" office:value-type="float" office:value="0">
            <text:p text:style-name="P34">0.06038</text:p>
          </table:table-cell>
        </table:table-row>
        <table:table-row>
          <table:table-cell table:style-name="Table2.A2" office:value-type="string">
            <text:p text:style-name="P34">properties</text:p>
          </table:table-cell>
          <table:table-cell table:style-name="Table2.B2">
            <text:p text:style-name="P34"/>
          </table:table-cell>
          <table:table-cell table:style-name="Table2.B2">
            <text:p text:style-name="P34"/>
          </table:table-cell>
          <table:table-cell table:style-name="Table2.B2">
            <text:p text:style-name="P34"/>
          </table:table-cell>
          <table:table-cell table:style-name="Table2.B2" office:value-type="float" office:value="0">
            <text:p text:style-name="P34">0.05621</text:p>
          </table:table-cell>
          <table:table-cell table:style-name="Table2.B2" office:value-type="float" office:value="0">
            <text:p text:style-name="P34">0.05283</text:p>
          </table:table-cell>
        </table:table-row>
        <table:table-row>
          <table:table-cell table:style-name="Table2.A2" office:value-type="string">
            <text:p text:style-name="P34">plato</text:p>
          </table:table-cell>
          <table:table-cell table:style-name="Table2.B2">
            <text:p text:style-name="P34"/>
          </table:table-cell>
          <table:table-cell table:style-name="Table2.B2">
            <text:p text:style-name="P34"/>
          </table:table-cell>
          <table:table-cell table:style-name="Table2.B2" office:value-type="float" office:value="0">
            <text:p text:style-name="P34">0.05493</text:p>
          </table:table-cell>
          <table:table-cell table:style-name="Table2.B2" office:value-type="float" office:value="0">
            <text:p text:style-name="P34">0.05695</text:p>
          </table:table-cell>
          <table:table-cell table:style-name="Table2.B2">
            <text:p text:style-name="P34"/>
          </table:table-cell>
        </table:table-row>
        <table:table-row>
          <table:table-cell table:style-name="Table2.A2" office:value-type="string">
            <text:p text:style-name="P34">ockham</text:p>
          </table:table-cell>
          <table:table-cell table:style-name="Table2.B2">
            <text:p text:style-name="P34"/>
          </table:table-cell>
          <table:table-cell table:style-name="Table2.B2" office:value-type="float" office:value="0">
            <text:p text:style-name="P34">0.06549</text:p>
          </table:table-cell>
          <table:table-cell table:style-name="Table2.B2" office:value-type="float" office:value="0">
            <text:p text:style-name="P34">0.0529</text:p>
          </table:table-cell>
          <table:table-cell table:style-name="Table2.B2">
            <text:p text:style-name="P34"/>
          </table:table-cell>
          <table:table-cell table:style-name="Table2.B2">
            <text:p text:style-name="P34"/>
          </table:table-cell>
        </table:table-row>
        <table:table-row>
          <table:table-cell table:style-name="Table2.A2" office:value-type="string">
            <text:p text:style-name="P34">logic-classical</text:p>
          </table:table-cell>
          <table:table-cell table:style-name="Table2.B2">
            <text:p text:style-name="P34"/>
          </table:table-cell>
          <table:table-cell table:style-name="Table2.B2" office:value-type="float" office:value="0">
            <text:p text:style-name="P34">0.07053</text:p>
          </table:table-cell>
          <table:table-cell table:style-name="Table2.B2">
            <text:p text:style-name="P34"/>
          </table:table-cell>
          <table:table-cell table:style-name="Table2.B2">
            <text:p text:style-name="P34"/>
          </table:table-cell>
          <table:table-cell table:style-name="Table2.B2" office:value-type="float" office:value="0">
            <text:p text:style-name="P34">0.05346</text:p>
          </table:table-cell>
        </table:table-row>
        <table:table-row>
          <table:table-cell table:style-name="Table2.A2" office:value-type="string">
            <text:p text:style-name="P34">kant</text:p>
          </table:table-cell>
          <table:table-cell table:style-name="Table2.B2">
            <text:p text:style-name="P34"/>
          </table:table-cell>
          <table:table-cell table:style-name="Table2.B2">
            <text:p text:style-name="P34"/>
          </table:table-cell>
          <table:table-cell table:style-name="Table2.B2">
            <text:p text:style-name="P34"/>
          </table:table-cell>
          <table:table-cell table:style-name="Table2.B2" office:value-type="float" office:value="0">
            <text:p text:style-name="P34">0.08136</text:p>
          </table:table-cell>
          <table:table-cell table:style-name="Table2.B2" office:value-type="float" office:value="0">
            <text:p text:style-name="P34">0.07862</text:p>
          </table:table-cell>
        </table:table-row>
        <table:table-row>
          <table:table-cell table:style-name="Table2.A2" office:value-type="string">
            <text:p text:style-name="P34">hume</text:p>
          </table:table-cell>
          <table:table-cell table:style-name="Table2.B2">
            <text:p text:style-name="P34"/>
          </table:table-cell>
          <table:table-cell table:style-name="Table2.B2" office:value-type="float" office:value="0">
            <text:p text:style-name="P34">0.06045</text:p>
          </table:table-cell>
          <table:table-cell table:style-name="Table2.B2" office:value-type="float" office:value="0">
            <text:p text:style-name="P34">0.05799</text:p>
          </table:table-cell>
          <table:table-cell table:style-name="Table2.B2">
            <text:p text:style-name="P34"/>
          </table:table-cell>
          <table:table-cell table:style-name="Table2.B2">
            <text:p text:style-name="P34"/>
          </table:table-cell>
        </table:table-row>
        <text:soft-page-break/>
        <table:table-row>
          <table:table-cell table:style-name="Table2.A2" office:value-type="string">
            <text:p text:style-name="P34">frege</text:p>
          </table:table-cell>
          <table:table-cell table:style-name="Table2.B2" office:value-type="float" office:value="0">
            <text:p text:style-name="P34">0.26531</text:p>
          </table:table-cell>
          <table:table-cell table:style-name="Table2.B2">
            <text:p text:style-name="P34"/>
          </table:table-cell>
          <table:table-cell table:style-name="Table2.B2" office:value-type="float" office:value="0">
            <text:p text:style-name="P34">0.059</text:p>
          </table:table-cell>
          <table:table-cell table:style-name="Table2.B2">
            <text:p text:style-name="P34"/>
          </table:table-cell>
          <table:table-cell table:style-name="Table2.B2">
            <text:p text:style-name="P34"/>
          </table:table-cell>
        </table:table-row>
        <table:table-row>
          <table:table-cell table:style-name="Table2.A2" office:value-type="string">
            <text:p text:style-name="P34">descartes</text:p>
          </table:table-cell>
          <table:table-cell table:style-name="Table2.B2">
            <text:p text:style-name="P34"/>
          </table:table-cell>
          <table:table-cell table:style-name="Table2.B2">
            <text:p text:style-name="P34"/>
          </table:table-cell>
          <table:table-cell table:style-name="Table2.B2">
            <text:p text:style-name="P34"/>
          </table:table-cell>
          <table:table-cell table:style-name="Table2.B2" office:value-type="float" office:value="0">
            <text:p text:style-name="P34">0.05473</text:p>
          </table:table-cell>
          <table:table-cell table:style-name="Table2.B2" office:value-type="float" office:value="0">
            <text:p text:style-name="P34">0.05723</text:p>
          </table:table-cell>
        </table:table-row>
        <table:table-row>
          <table:table-cell table:style-name="Table2.A15" office:value-type="string">
            <text:p text:style-name="P34">aristotle</text:p>
          </table:table-cell>
          <table:table-cell table:style-name="Table2.B15">
            <text:p text:style-name="P34"/>
          </table:table-cell>
          <table:table-cell table:style-name="Table2.B15">
            <text:p text:style-name="P34"/>
          </table:table-cell>
          <table:table-cell table:style-name="Table2.B15">
            <text:p text:style-name="P34"/>
          </table:table-cell>
          <table:table-cell table:style-name="Table2.B15" office:value-type="float" office:value="0">
            <text:p text:style-name="P34">0.08654</text:p>
          </table:table-cell>
          <table:table-cell table:style-name="Table2.B15" office:value-type="float" office:value="0.08176">
            <text:p text:style-name="P34">0.08</text:p>
          </table:table-cell>
        </table:table-row>
      </table:table>
      <text:h text:style-name="Heading_20_3" text:outline-level="3">5.2 Betweenness centrality</text:h>
      <text:p text:style-name="P14">Betweenness centrality measures the extent to which a node lies on the shortest paths between other nodes in the network. It quantifies the influence a node exerts over the flow of information between pairs of nodes in the network. Essentially, nodes with high betweenness centrality act as critical bridges, facilitating communication between different parts of the network. <text:span text:style-name="T45">It</text:span> is calculated by assessing the fraction of shortest paths between all pairs of nodes that pass through a given node. Similar to degree centrality, betweenness centrality values for each <text:span text:style-name="T45">considered</text:span> node vary across different years, indicating changes in their relative importance in facilitating information flow within the <text:span text:style-name="T45">SEP</text:span> over tim<text:span text:style-name="T43">e </text:span><text:span text:style-name="T71">(Table 3)</text:span><text:span text:style-name="T43">. </text:span></text:p>
      <text:p text:style-name="P9">Again, despite fluctuati<text:span text:style-name="T63">ons</text:span> in ranking position<text:span text:style-name="T63">s</text:span>, <text:span text:style-name="T1">russell</text:span> and <text:span text:style-name="T1">liberalism</text:span> appear to have an high score across most of the years <text:span text:style-name="T54">in which they appear</text:span> (<text:span text:style-name="T1">liberalism</text:span> is missing only in 2003, while <text:span text:style-name="T1">russell</text:span> in 2003 and in 2013), showing a variability in playing a crucial role as intermediary nodes.</text:p>
      <text:p text:style-name="P31">Nodes such as <text:span text:style-name="T1">medieval-philosophy</text:span> and <text:span text:style-name="T8">a</text:span><text:span text:style-name="T1">ristotle</text:span>, although nearly absent in the initial years (the former appearing in 2008, 2013, and 2018, while the latter only in 2013 and 2018), demonstrate the highest values whenever they emerge.</text:p>
      <text:p text:style-name="P31"/>
      <text:p text:style-name="P40">Table <text:sequence text:ref-name="refTable2" text:name="Table" text:formula="ooow:Table+1" style:num-format="1">3</text:sequence>: Betweenness centrality measures</text:p>
      <table:table table:name="Table3" table:style-name="Table3">
        <table:table-column table:style-name="Table3.A" table:number-columns-repeated="6"/>
        <table:table-header-rows>
          <table:table-row table:style-name="Table3.1">
            <table:table-cell table:style-name="Table3.A1" office:value-type="string">
              <text:p text:style-name="P38">Node_Label</text:p>
            </table:table-cell>
            <table:table-cell table:style-name="Table3.A1" office:value-type="string">
              <text:p text:style-name="P38">1998</text:p>
            </table:table-cell>
            <table:table-cell table:style-name="Table3.A1" office:value-type="string">
              <text:p text:style-name="P38">2003</text:p>
            </table:table-cell>
            <table:table-cell table:style-name="Table3.A1" office:value-type="string">
              <text:p text:style-name="P38">2008</text:p>
            </table:table-cell>
            <table:table-cell table:style-name="Table3.A1" office:value-type="string">
              <text:p text:style-name="P38">2013</text:p>
            </table:table-cell>
            <table:table-cell table:style-name="Table3.A1" office:value-type="string">
              <text:p text:style-name="P38">2018</text:p>
            </table:table-cell>
          </table:table-row>
        </table:table-header-rows>
        <table:table-row table:style-name="Table3.1">
          <table:table-cell table:style-name="Table3.A2" office:value-type="string">
            <text:p text:style-name="P35">liberalism</text:p>
          </table:table-cell>
          <table:table-cell table:style-name="Table3.B2" office:value-type="float" office:value="0">
            <text:p text:style-name="P35">0.01148</text:p>
          </table:table-cell>
          <table:table-cell table:style-name="Table3.B2">
            <text:p text:style-name="P35"/>
          </table:table-cell>
          <table:table-cell table:style-name="Table3.B2" office:value-type="float" office:value="0">
            <text:p text:style-name="P35">0.06143</text:p>
          </table:table-cell>
          <table:table-cell table:style-name="Table3.B2" office:value-type="float" office:value="0">
            <text:p text:style-name="P35">0.03049</text:p>
          </table:table-cell>
          <table:table-cell table:style-name="Table3.B2" office:value-type="float" office:value="0">
            <text:p text:style-name="P35">0.02972</text:p>
          </table:table-cell>
        </table:table-row>
        <table:table-row table:style-name="Table3.1">
          <table:table-cell table:style-name="Table3.A2" office:value-type="string">
            <text:p text:style-name="P35">russell</text:p>
          </table:table-cell>
          <table:table-cell table:style-name="Table3.B2" office:value-type="float" office:value="0">
            <text:p text:style-name="P35">0.02112</text:p>
          </table:table-cell>
          <table:table-cell table:style-name="Table3.B2">
            <text:p text:style-name="P35"/>
          </table:table-cell>
          <table:table-cell table:style-name="Table3.B2" office:value-type="float" office:value="0">
            <text:p text:style-name="P35">0.02995</text:p>
          </table:table-cell>
          <table:table-cell table:style-name="Table3.B2">
            <text:p text:style-name="P35"/>
          </table:table-cell>
          <table:table-cell table:style-name="Table3.B2" office:value-type="float" office:value="0">
            <text:p text:style-name="P35">0.03023</text:p>
          </table:table-cell>
        </table:table-row>
        <table:table-row table:style-name="Table3.1">
          <table:table-cell table:style-name="Table3.A2" office:value-type="string">
            <text:p text:style-name="P35">plato</text:p>
          </table:table-cell>
          <table:table-cell table:style-name="Table3.B2">
            <text:p text:style-name="P35"/>
          </table:table-cell>
          <table:table-cell table:style-name="Table3.B2">
            <text:p text:style-name="P35"/>
          </table:table-cell>
          <table:table-cell table:style-name="Table3.B2" office:value-type="float" office:value="0">
            <text:p text:style-name="P35">0.02567</text:p>
          </table:table-cell>
          <table:table-cell table:style-name="Table3.B2" office:value-type="float" office:value="0">
            <text:p text:style-name="P35">0.02798</text:p>
          </table:table-cell>
          <table:table-cell table:style-name="Table3.B2" office:value-type="float" office:value="0">
            <text:p text:style-name="P35">0.02325</text:p>
          </table:table-cell>
        </table:table-row>
        <table:table-row table:style-name="Table3.1">
          <table:table-cell table:style-name="Table3.A2" office:value-type="string">
            <text:p text:style-name="P35">medieval-philosophy</text:p>
          </table:table-cell>
          <table:table-cell table:style-name="Table3.B2">
            <text:p text:style-name="P35"/>
          </table:table-cell>
          <table:table-cell table:style-name="Table3.B2">
            <text:p text:style-name="P35"/>
          </table:table-cell>
          <table:table-cell table:style-name="Table3.B2" office:value-type="float" office:value="0">
            <text:p text:style-name="P35">0.06147</text:p>
          </table:table-cell>
          <table:table-cell table:style-name="Table3.B2" office:value-type="float" office:value="0">
            <text:p text:style-name="P35">0.04703</text:p>
          </table:table-cell>
          <table:table-cell table:style-name="Table3.B2" office:value-type="float" office:value="0">
            <text:p text:style-name="P35">0.03549</text:p>
          </table:table-cell>
        </table:table-row>
        <table:table-row table:style-name="Table3.1">
          <table:table-cell table:style-name="Table3.A2" office:value-type="string">
            <text:p text:style-name="P35">russell-paradox</text:p>
          </table:table-cell>
          <table:table-cell table:style-name="Table3.B2" office:value-type="float" office:value="0">
            <text:p text:style-name="P35">0.00319</text:p>
          </table:table-cell>
          <table:table-cell table:style-name="Table3.B2" office:value-type="float" office:value="0">
            <text:p text:style-name="P35">0.05277</text:p>
          </table:table-cell>
          <table:table-cell table:style-name="Table3.B2">
            <text:p text:style-name="P35"/>
          </table:table-cell>
          <table:table-cell table:style-name="Table3.B2">
            <text:p text:style-name="P35"/>
          </table:table-cell>
          <table:table-cell table:style-name="Table3.B2">
            <text:p text:style-name="P35"/>
          </table:table-cell>
        </table:table-row>
        <table:table-row table:style-name="Table3.1">
          <table:table-cell table:style-name="Table3.A2" office:value-type="string">
            <text:p text:style-name="P35">rawls</text:p>
          </table:table-cell>
          <table:table-cell table:style-name="Table3.B2">
            <text:p text:style-name="P35"/>
          </table:table-cell>
          <table:table-cell table:style-name="Table3.B2">
            <text:p text:style-name="P35"/>
          </table:table-cell>
          <table:table-cell table:style-name="Table3.B2">
            <text:p text:style-name="P35"/>
          </table:table-cell>
          <table:table-cell table:style-name="Table3.B2" office:value-type="float" office:value="0">
            <text:p text:style-name="P35">0.02642</text:p>
          </table:table-cell>
          <table:table-cell table:style-name="Table3.B2" office:value-type="float" office:value="0">
            <text:p text:style-name="P35">0.02299</text:p>
          </table:table-cell>
        </table:table-row>
        <table:table-row table:style-name="Table3.1">
          <table:table-cell table:style-name="Table3.A2" office:value-type="string">
            <text:p text:style-name="P35">mill</text:p>
          </table:table-cell>
          <table:table-cell table:style-name="Table3.B2">
            <text:p text:style-name="P35"/>
          </table:table-cell>
          <table:table-cell table:style-name="Table3.B2">
            <text:p text:style-name="P35"/>
          </table:table-cell>
          <table:table-cell table:style-name="Table3.B2" office:value-type="float" office:value="0">
            <text:p text:style-name="P35">0.06528</text:p>
          </table:table-cell>
          <table:table-cell table:style-name="Table3.B2" office:value-type="float" office:value="0">
            <text:p text:style-name="P35">0.03722</text:p>
          </table:table-cell>
          <table:table-cell table:style-name="Table3.B2">
            <text:p text:style-name="P35"/>
          </table:table-cell>
        </table:table-row>
        <table:table-row table:style-name="Table3.1">
          <table:table-cell table:style-name="Table3.A2" office:value-type="string">
            <text:p text:style-name="P35">locke</text:p>
          </table:table-cell>
          <table:table-cell table:style-name="Table3.B2">
            <text:p text:style-name="P35"/>
          </table:table-cell>
          <table:table-cell table:style-name="Table3.B2" office:value-type="float" office:value="0">
            <text:p text:style-name="P35">0.07978</text:p>
          </table:table-cell>
          <table:table-cell table:style-name="Table3.B2" office:value-type="float" office:value="0">
            <text:p text:style-name="P35">0.03681</text:p>
          </table:table-cell>
          <table:table-cell table:style-name="Table3.B2">
            <text:p text:style-name="P35"/>
          </table:table-cell>
          <table:table-cell table:style-name="Table3.B2">
            <text:p text:style-name="P35"/>
          </table:table-cell>
        </table:table-row>
        <table:table-row table:style-name="Table3.1">
          <table:table-cell table:style-name="Table3.A2" office:value-type="string">
            <text:p text:style-name="P35">kant</text:p>
          </table:table-cell>
          <table:table-cell table:style-name="Table3.B2">
            <text:p text:style-name="P35"/>
          </table:table-cell>
          <table:table-cell table:style-name="Table3.B2">
            <text:p text:style-name="P35"/>
          </table:table-cell>
          <table:table-cell table:style-name="Table3.B2">
            <text:p text:style-name="P35"/>
          </table:table-cell>
          <table:table-cell table:style-name="Table3.B2" office:value-type="float" office:value="0">
            <text:p text:style-name="P35">0.04124</text:p>
          </table:table-cell>
          <table:table-cell table:style-name="Table3.B2" office:value-type="float" office:value="0">
            <text:p text:style-name="P35">0.03194</text:p>
          </table:table-cell>
        </table:table-row>
        <table:table-row table:style-name="Table3.1">
          <table:table-cell table:style-name="Table3.A2" office:value-type="string">
            <text:p text:style-name="P35">feyerabend</text:p>
          </table:table-cell>
          <table:table-cell table:style-name="Table3.B2" office:value-type="float" office:value="0">
            <text:p text:style-name="P35">0.00468</text:p>
          </table:table-cell>
          <table:table-cell table:style-name="Table3.B2" office:value-type="float" office:value="0">
            <text:p text:style-name="P35">0.07386</text:p>
          </table:table-cell>
          <table:table-cell table:style-name="Table3.B2">
            <text:p text:style-name="P35"/>
          </table:table-cell>
          <table:table-cell table:style-name="Table3.B2">
            <text:p text:style-name="P35"/>
          </table:table-cell>
          <table:table-cell table:style-name="Table3.B2">
            <text:p text:style-name="P35"/>
          </table:table-cell>
        </table:table-row>
        <table:table-row table:style-name="Table3.1">
          <table:table-cell table:style-name="Table3.A2" office:value-type="string">
            <text:p text:style-name="P35">emotion</text:p>
          </table:table-cell>
          <table:table-cell table:style-name="Table3.B2">
            <text:p text:style-name="P35"/>
          </table:table-cell>
          <table:table-cell table:style-name="Table3.B2">
            <text:p text:style-name="P35"/>
          </table:table-cell>
          <table:table-cell table:style-name="Table3.B2">
            <text:p text:style-name="P35"/>
          </table:table-cell>
          <table:table-cell table:style-name="Table3.B2" office:value-type="float" office:value="0">
            <text:p text:style-name="P35">0.03507</text:p>
          </table:table-cell>
          <table:table-cell table:style-name="Table3.B2" office:value-type="float" office:value="0">
            <text:p text:style-name="P35">0.02353</text:p>
          </table:table-cell>
        </table:table-row>
        <text:soft-page-break/>
        <table:table-row table:style-name="Table3.1">
          <table:table-cell table:style-name="Table3.A2" office:value-type="string">
            <text:p text:style-name="P35">descartes</text:p>
          </table:table-cell>
          <table:table-cell table:style-name="Table3.B2">
            <text:p text:style-name="P35"/>
          </table:table-cell>
          <table:table-cell table:style-name="Table3.B2">
            <text:p text:style-name="P35"/>
          </table:table-cell>
          <table:table-cell table:style-name="Table3.B2">
            <text:p text:style-name="P35"/>
          </table:table-cell>
          <table:table-cell table:style-name="Table3.B2" office:value-type="float" office:value="0">
            <text:p text:style-name="P35">0.02304</text:p>
          </table:table-cell>
          <table:table-cell table:style-name="Table3.B2" office:value-type="float" office:value="0">
            <text:p text:style-name="P35">0.02037</text:p>
          </table:table-cell>
        </table:table-row>
        <table:table-row table:style-name="Table3.1">
          <table:table-cell table:style-name="Table3.A2" office:value-type="string">
            <text:p text:style-name="P35">aristotle</text:p>
          </table:table-cell>
          <table:table-cell table:style-name="Table3.B2">
            <text:p text:style-name="P35"/>
          </table:table-cell>
          <table:table-cell table:style-name="Table3.B2">
            <text:p text:style-name="P35"/>
          </table:table-cell>
          <table:table-cell table:style-name="Table3.B2">
            <text:p text:style-name="P35"/>
          </table:table-cell>
          <table:table-cell table:style-name="Table3.B2" office:value-type="float" office:value="0">
            <text:p text:style-name="P35">0.05793</text:p>
          </table:table-cell>
          <table:table-cell table:style-name="Table3.B2" office:value-type="float" office:value="0">
            <text:p text:style-name="P35">0.04634</text:p>
          </table:table-cell>
        </table:table-row>
      </table:table>
      <text:h text:style-name="Heading_20_3" text:outline-level="3">5.3 Eigenvector centrality</text:h>
      <text:p text:style-name="P10">This last indicator measures the influence of a node in a network by considering that connections to high-scoring nodes contribute more to the node's own score. In simpler terms, it assigns a score to each node based on its connections to other highly connected nodes. <text:span text:style-name="T46">The measure</text:span> is <text:span text:style-name="T46">computed</text:span> iteratively, by assigning each node a score proportional to the sum of the scores of its neighbours. Nodes with high eigenvector centrality are well-connected <text:span text:style-name="T64">and</text:span> also connected to other influential nodes in the network. Therefore, eigenvector centrality identifies nodes that have significant influence within the network considering both their direct connections and the connections of their <text:span text:style-name="T44">neighbours.</text:span> </text:p>
      <text:p text:style-name="P30"><text:span text:style-name="T44">In this case </text:span><text:span text:style-name="T72">(Table 4)</text:span><text:span text:style-name="T44">, once again, the results demonstrate how </text:span><text:span text:style-name="T8">r</text:span><text:span text:style-name="T9">ussell</text:span><text:span text:style-name="T44"> consistently maintains the highest centrality score across all the years in which he appears, reaffirming his enduring influence within the SEP. This suggests that articles related to </text:span><text:span text:style-name="T8">r</text:span><text:span text:style-name="T9">ussell</text:span><text:span text:style-name="T44"> have strong connections to other influential nodes, reflecting his significant contributions to a large set of philosophical topics. Although slightly lower than </text:span><text:span text:style-name="T75">r</text:span><text:span text:style-name="T9">ussell</text:span><text:span text:style-name="T44">, </text:span><text:span text:style-name="T8">f</text:span><text:span text:style-name="T9">rege</text:span><text:span text:style-name="T44"> also exhibits a comparable score, demonstrating a centrality that has not been evident in the previous measures.</text:span></text:p>
      <text:p text:style-name="P30"/>
      <text:p text:style-name="P40">Table <text:sequence text:ref-name="refTable3" text:name="Table" text:formula="ooow:Table+1" style:num-format="1">4</text:sequence>: Eigenvector centrality measures</text:p>
      <table:table table:name="Table4" table:style-name="Table4">
        <table:table-column table:style-name="Table4.A" table:number-columns-repeated="6"/>
        <table:table-header-rows>
          <table:table-row table:style-name="Table4.1">
            <table:table-cell table:style-name="Table4.A1" office:value-type="string">
              <text:p text:style-name="P39">Node_Label</text:p>
            </table:table-cell>
            <table:table-cell table:style-name="Table4.A1" office:value-type="string">
              <text:p text:style-name="P39">1998</text:p>
            </table:table-cell>
            <table:table-cell table:style-name="Table4.A1" office:value-type="string">
              <text:p text:style-name="P39">2003</text:p>
            </table:table-cell>
            <table:table-cell table:style-name="Table4.A1" office:value-type="string">
              <text:p text:style-name="P39">2008</text:p>
            </table:table-cell>
            <table:table-cell table:style-name="Table4.A1" office:value-type="string">
              <text:p text:style-name="P39">2013</text:p>
            </table:table-cell>
            <table:table-cell table:style-name="Table4.A1" office:value-type="string">
              <text:p text:style-name="P39">2018</text:p>
            </table:table-cell>
          </table:table-row>
        </table:table-header-rows>
        <table:table-row table:style-name="Table4.1">
          <table:table-cell table:style-name="Table4.A1" office:value-type="string">
            <text:p text:style-name="P36">russell</text:p>
          </table:table-cell>
          <table:table-cell table:style-name="Table4.B2" office:value-type="float" office:value="0">
            <text:p text:style-name="P36">0.49282</text:p>
          </table:table-cell>
          <table:table-cell table:style-name="Table4.B2">
            <text:p text:style-name="P36"/>
          </table:table-cell>
          <table:table-cell table:style-name="Table4.B2">
            <text:p text:style-name="P36"/>
          </table:table-cell>
          <table:table-cell table:style-name="Table4.B2" office:value-type="float" office:value="0">
            <text:p text:style-name="P36">0.18811</text:p>
          </table:table-cell>
          <table:table-cell table:style-name="Table4.B2" office:value-type="float" office:value="0">
            <text:p text:style-name="P36">0.20242</text:p>
          </table:table-cell>
        </table:table-row>
        <table:table-row table:style-name="Table4.1">
          <table:table-cell table:style-name="Table4.A1" office:value-type="string">
            <text:p text:style-name="P36">frege</text:p>
          </table:table-cell>
          <table:table-cell table:style-name="Table4.B2" office:value-type="float" office:value="0">
            <text:p text:style-name="P36">0.46505</text:p>
          </table:table-cell>
          <table:table-cell table:style-name="Table4.B2">
            <text:p text:style-name="P36"/>
          </table:table-cell>
          <table:table-cell table:style-name="Table4.B2">
            <text:p text:style-name="P36"/>
          </table:table-cell>
          <table:table-cell table:style-name="Table4.B2" office:value-type="float" office:value="0">
            <text:p text:style-name="P36">0.18009</text:p>
          </table:table-cell>
          <table:table-cell table:style-name="Table4.B2" office:value-type="float" office:value="0">
            <text:p text:style-name="P36">0.18976</text:p>
          </table:table-cell>
        </table:table-row>
        <table:table-row table:style-name="Table4.1">
          <table:table-cell table:style-name="Table4.A1" office:value-type="string">
            <text:p text:style-name="P36">qualia</text:p>
          </table:table-cell>
          <table:table-cell table:style-name="Table4.B2">
            <text:p text:style-name="P36"/>
          </table:table-cell>
          <table:table-cell table:style-name="Table4.B2">
            <text:p text:style-name="P36"/>
          </table:table-cell>
          <table:table-cell table:style-name="Table4.B2">
            <text:p text:style-name="P36"/>
          </table:table-cell>
          <table:table-cell table:style-name="Table4.B2" office:value-type="float" office:value="0">
            <text:p text:style-name="P36">0.17252</text:p>
          </table:table-cell>
          <table:table-cell table:style-name="Table4.B2" office:value-type="float" office:value="0">
            <text:p text:style-name="P36">0.13107</text:p>
          </table:table-cell>
        </table:table-row>
        <table:table-row table:style-name="Table4.1">
          <table:table-cell table:style-name="Table4.A1" office:value-type="string">
            <text:p text:style-name="P36">properties</text:p>
          </table:table-cell>
          <table:table-cell table:style-name="Table4.B2">
            <text:p text:style-name="P36"/>
          </table:table-cell>
          <table:table-cell table:style-name="Table4.B2">
            <text:p text:style-name="P36"/>
          </table:table-cell>
          <table:table-cell table:style-name="Table4.B2">
            <text:p text:style-name="P36"/>
          </table:table-cell>
          <table:table-cell table:style-name="Table4.B2" office:value-type="float" office:value="0">
            <text:p text:style-name="P36">0.15869</text:p>
          </table:table-cell>
          <table:table-cell table:style-name="Table4.B2" office:value-type="float" office:value="0">
            <text:p text:style-name="P36">0.14027</text:p>
          </table:table-cell>
        </table:table-row>
        <table:table-row table:style-name="Table4.1">
          <table:table-cell table:style-name="Table4.A1" office:value-type="string">
            <text:p text:style-name="P36">mental-representation</text:p>
          </table:table-cell>
          <table:table-cell table:style-name="Table4.B2">
            <text:p text:style-name="P36"/>
          </table:table-cell>
          <table:table-cell table:style-name="Table4.B2">
            <text:p text:style-name="P36"/>
          </table:table-cell>
          <table:table-cell table:style-name="Table4.B2">
            <text:p text:style-name="P36"/>
          </table:table-cell>
          <table:table-cell table:style-name="Table4.B2" office:value-type="float" office:value="0">
            <text:p text:style-name="P36">0.15874</text:p>
          </table:table-cell>
          <table:table-cell table:style-name="Table4.B2" office:value-type="float" office:value="0">
            <text:p text:style-name="P36">0.12502</text:p>
          </table:table-cell>
        </table:table-row>
        <table:table-row table:style-name="Table4.1">
          <table:table-cell table:style-name="Table4.A1" office:value-type="string">
            <text:p text:style-name="P36">intentionality</text:p>
          </table:table-cell>
          <table:table-cell table:style-name="Table4.B2">
            <text:p text:style-name="P36"/>
          </table:table-cell>
          <table:table-cell table:style-name="Table4.B2">
            <text:p text:style-name="P36"/>
          </table:table-cell>
          <table:table-cell table:style-name="Table4.B2">
            <text:p text:style-name="P36"/>
          </table:table-cell>
          <table:table-cell table:style-name="Table4.B2" office:value-type="float" office:value="0">
            <text:p text:style-name="P36">0.1506</text:p>
          </table:table-cell>
          <table:table-cell table:style-name="Table4.B2" office:value-type="float" office:value="0">
            <text:p text:style-name="P36">0.12285</text:p>
          </table:table-cell>
        </table:table-row>
      </table:table>
      <text:list xml:id="list223210190639587" text:continue-numbering="true" text:style-name="WWNum1">
        <text:list-item>
          <text:h text:style-name="P23" text:outline-level="3"><text:span text:style-name="T11">C</text:span>onclusion</text:h>
        </text:list-item>
      </text:list>
      <text:p text:style-name="P15">Based on the conducted analysis it is possible to draw some conclusions in relation to the initial testing hypotheses. The results clearly shows that is reasonable to talk about an effective and concrete dynamic of change in <text:span text:style-name="T55">connections among articles in SEP.</text:span></text:p>
      <text:p text:style-name="P16">While the period under consideration is relatively short compared to the extensive periodization seen in the history of philosophy, these two decades nonetheless <text:span text:style-name="T64">have </text:span><text:soft-page-break/><text:span text:style-name="T64">experienced</text:span> a significant turning point in contemporary philosophical trends. This trend is <text:span text:style-name="T56">at least partially</text:span> reflected in the findings of the present research. </text:p>
      <text:p text:style-name="P21">Bertrand Russell has been a prominent figure in both continental and analytic philosophy throughout the entire twentieth century, while Gottlob Frege remains a cornerstone in everything related to mathematical logic, a discipline that has permeated the practice of Anglo-American philosophy since the late eighteenth century. Beginning with the turn of the twenty-first century, there has been a resurgence of interest in classical tradition, with figures such as Aristotle and medieval philosophy, including Thomas Aquinas, playing significant roles within it. This trend reflects the recent development of the relationship between contemporary philosophy and the legacy of classical philosophical systems<text:span text:style-name="T57">. </text:span><text:span text:style-name="T66">Actually</text:span><text:span text:style-name="T57">, the latter has been contrasted and rejected throughout the last century especially by the analytic (Anglo-American) tradition inaugurated by the logical positivists, of </text:span><text:span text:style-name="T58">which</text:span><text:span text:style-name="T57"> Russell and Frege are considered among the major exponents</text:span><text:span text:style-name="T57"><text:note text:id="ftn4" text:note-class="footnote"><text:note-citation>4</text:note-citation><text:note-body><text:p text:style-name="Footnote">Pihlström, Sami. <text:span text:style-name="T73">2006, </text:span>‘THE RETURN OF METAPHYSICS?’ Helsinki.Fi</text:p></text:note-body></text:note></text:span><text:span text:style-name="T57">. It wasn't until the end of the first decade of the current century that this trend began to reverse, marked by a renewed interest manifested by both sides of Western philosophy toward the old metaphysical concerns that characterize the thought of Aristotle and the multitude of medieval thinkers who consider </text:span><text:span text:style-name="T59">the latter</text:span><text:span text:style-name="T57"> a constant reference, and </text:span><text:span text:style-name="T59">include </text:span><text:span text:style-name="T57">Thomas Aquinas </text:span><text:span text:style-name="T59">as</text:span><text:span text:style-name="T57"> one of the greatest </text:span><text:span text:style-name="T59">advocates</text:span><text:span text:style-name="T59"><text:note text:id="ftn3" text:note-class="footnote"><text:note-citation>5</text:note-citation><text:note-body><text:p text:style-name="Footnote"><text:a xlink:type="simple" xlink:href="https://henrycenter.tiu.edu/2020/05/the-neo-aristotelian-resurgence-and-the-retrieval-of-the-human-good/" text:style-name="Internet_20_link" text:visited-style-name="Visited_20_Internet_20_Link">https://henrycenter.tiu.edu/2020/05/the-neo-aristotelian-resurgence-and-the-retrieval-of-the-human-good/</text:a></text:p></text:note-body></text:note></text:span><text:span text:style-name="T57">.</text:span></text:p>
      <text:list xml:id="list223210933348847" text:continue-numbering="true" text:style-name="WWNum1">
        <text:list-item>
          <text:h text:style-name="P23" text:outline-level="3">Critique</text:h>
        </text:list-item>
      </text:list>
      <text:p text:style-name="P28"><text:span text:style-name="T66">T</text:span>he results enabled us to <text:span text:style-name="T66">start to </text:span>address the research <text:span text:style-name="T66">aims.</text:span> <text:span text:style-name="T66">Actually, t</text:span>he measures applied can only provide limited <text:span text:style-name="T67">insights</text:span> <text:span text:style-name="T67">into</text:span> the <text:span text:style-name="T67">complexity of the dynamics as they focus more on single articles then on grouping of articles</text:span>. </text:p>
      <text:p text:style-name="P29"><text:span text:style-name="T67">It could be interesting to investigate more deeply applying a</text:span>lgorithms <text:span text:style-name="T61">for communities detection or, for instance, k-core clustering. </text:span><text:span text:style-name="T68">Partitioning the network</text:span> into cohesive groups <text:span text:style-name="T68">could</text:span> <text:span text:style-name="T68">reveal </text:span>underlying conceptual <text:span text:style-name="T61">structures</text:span> within the SEP, offer<text:span text:style-name="T68">ing</text:span> a more nuanced understanding of the <text:span text:style-name="T68">dynamics of the</text:span> SEP's structure <text:span text:style-name="T60">and</text:span> provid<text:span text:style-name="T68">ing</text:span> insights into the thematic <text:span text:style-name="T62">areas</text:span> present in the encyclopedi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uriel" svg:font-family="Curiel"/>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false" style:font-name-asian="Times New Roman1" style:font-size-asian="12pt" style:language-asian="en" style:country-asian="GB"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false" style:font-name-asian="Times New Roman1" style:font-size-asian="12pt" style:language-asian="en" style:country-asian="GB"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style:font-name="Arial" fo:font-family="Arial" style:font-family-generic="roman" style:font-pitch="variable" fo:font-size="19pt" style:font-name-asian="Arial1" style:font-family-asian="Arial" style:font-family-generic-asian="system" style:font-pitch-asian="variable" style:font-size-asian="19pt" style:font-name-complex="Arial1" style:font-family-complex="Arial" style:font-family-generic-complex="system" style:font-pitch-complex="variable" style:font-size-complex="19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564cm" fo:margin-bottom="0.141cm" style:contextual-spacing="false" fo:keep-together="always" fo:keep-with-next="always"/>
      <style:text-properties fo:color="#434343"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434343"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2</meta:editing-cycles>
    <meta:creation-date>2020-12-04T08:10:00</meta:creation-date>
    <dc:date>2024-04-05T22:30:54.639945578</dc:date>
    <meta:editing-duration>PT6H59M7S</meta:editing-duration>
    <meta:generator>LibreOffice/7.3.7.2$Linux_X86_64 LibreOffice_project/30$Build-2</meta:generator>
    <meta:document-statistic meta:table-count="4" meta:image-count="0" meta:object-count="0" meta:page-count="6" meta:paragraph-count="198" meta:word-count="1944" meta:character-count="13156" meta:non-whitespace-character-count="11407"/>
    <meta:user-defined meta:name="AppVersion">16.0000</meta:user-defined>
    <meta:template xlink:type="simple" xlink:actuate="onRequest" xlink:title="Normal.dotm" xlink:href=""/>
  </office:meta>
</office:document-meta>
</file>